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node is list is.</text:p>
          </table:table-cell>
          <table:table-cell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/>
          <table:table-cell office:value-type="string" calcext:value-type="string">
            <text:p>Total generated data num: 152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65fb5a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office:value-type="string" calcext:value-type="string">
            <text:p>Total received data num: 1524</text:p>
          </table:table-cell>
          <table:table-cell table:number-columns-repeated="4"/>
          <table:table-cell office:value-type="string" calcext:value-type="string">
            <text:p>node is list i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95a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65fe5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e59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65fb5b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64c0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65f64c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d58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65f854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85a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65f65a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5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65fb54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a0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65f65b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855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65f75a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d59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65fa54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65b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65fd59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9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65fd5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4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65fa543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854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65f758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65f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65fa5a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8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65fc59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d59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65fa590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90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65fa54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8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65fa58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b5b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65f958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958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65f758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d593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65fa54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a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65fc58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75b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65f65f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95a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65fd593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a2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65f75b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4550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65f755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b5a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65f95a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40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65f75a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43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65fb5a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83a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65f855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c590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65f95a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c58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65f958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65a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65fa583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8592a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65f95b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a58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65fd58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5fb540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Generate data record.</text:p>
          </table:table-cell>
          <table:table-cell office:value-type="string" calcext:value-type="string">
            <text:p>Received data record.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SUM([.E59:.E100])" office:value-type="float" office:value="1815" calcext:value-type="float">
            <text:p>1815</text:p>
          </table:table-cell>
          <table:table-cell table:formula="of:=SUM([.F59:.F100])" office:value-type="float" office:value="1746" calcext:value-type="float">
            <text:p>17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I59]/[.H59]" office:value-type="float" office:value="0.96198347107438" calcext:value-type="float">
            <text:p>0.96198347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node is list is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65fb5e2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65f9aa1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65faaa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65faa4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65f8b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5fab4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65fbaa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65f7a5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65f95f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65faaa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65fa5c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65f65e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65f6ae1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65f2be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65f65d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65fdac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65f6a5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65fab5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65fda9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65f9ad0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65fa5d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65f6bc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65f658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office:value-type="float" office:value="40" calcext:value-type="float">
            <text:p>4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65fb5f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65fab5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65fab5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2">00/00/0000</text:date>, <text:time style:data-style-name="N2" text:time-value="19:37:18.144593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0:37:53.335919909</meta:creation-date>
    <dc:date>2019-12-22T23:02:24.845722605</dc:date>
    <meta:editing-duration>PT2H46M38S</meta:editing-duration>
    <meta:editing-cycles>2</meta:editing-cycles>
    <meta:generator>LibreOffice/5.1.2.2$Linux_X86_64 LibreOffice_project/10m0$Build-2</meta:generator>
    <meta:document-statistic meta:table-count="1" meta:cell-count="437" meta:object-count="0"/>
  </office:meta>
</office:document-meta>
</file>